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13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solid" svg:stroke-width="0cm" svg:stroke-color="#ffffff" draw:marker-start-width="0.2cm" draw:marker-end-width="0.2cm" draw:fill="none" draw:fill-color="#ffffff" fo:min-height="2.35cm"/>
    </style:style>
    <style:style style:name="gr7" style:family="graphic" style:parent-style-name="standard">
      <style:graphic-properties draw:stroke="solid" svg:stroke-width="0cm" svg:stroke-color="#ffffff" draw:marker-start-width="0.2cm" draw:marker-end-width="0.2cm" draw:fill="none" draw:fill-color="#ffffff" fo:min-height="1.95cm"/>
    </style:style>
    <style:style style:name="gr8" style:family="graphic" style:parent-style-name="standard">
      <style:graphic-properties draw:stroke="solid" svg:stroke-width="0cm" svg:stroke-color="#ffffff" draw:marker-start-width="0.2cm" draw:marker-end-width="0.2cm" draw:fill="none" draw:fill-color="#ffffff" fo:min-height="2.137cm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18pt" style:font-size-complex="18pt"/>
    </style:style>
    <style:style style:name="P3" style:family="paragraph">
      <style:text-properties fo:font-size="20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Arial" style:font-style-name="Normal" style:font-family-generic="swiss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000000" style:text-outline="false" style:text-line-through-style="none" style:text-position="0% 100%" fo:font-family="Arial" style:font-style-name="Normal" style:font-family-generic="swiss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5cm" svg:height="6.5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.1cm" svg:height="10.8cm" svg:x="9.3cm" svg:y="5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9cm" svg:y1="7.3cm" svg:x2="14.8cm" svg:y2="13.7cm">
          <text:p/>
        </draw:line>
        <draw:line draw:style-name="gr2" draw:text-style-name="P1" draw:layer="layout" svg:x1="14.9cm" svg:y1="15.9cm" svg:x2="14.8cm" svg:y2="22.3cm">
          <text:p/>
        </draw:line>
        <draw:line draw:style-name="gr2" draw:text-style-name="P1" draw:layer="layout" svg:x1="14.9cm" svg:y1="-1.4cm" svg:x2="14.8cm" svg:y2="5cm">
          <text:p/>
        </draw:line>
        <draw:line draw:style-name="gr2" draw:text-style-name="P1" draw:layer="layout" svg:x1="11.6cm" svg:y1="10.6cm" svg:x2="0cm" svg:y2="10.6cm">
          <text:p/>
        </draw:line>
        <draw:line draw:style-name="gr2" draw:text-style-name="P1" draw:layer="layout" svg:x1="29.7cm" svg:y1="10.6cm" svg:x2="18.2cm" svg:y2="10.6cm">
          <text:p/>
        </draw:line>
        <draw:frame draw:style-name="gr3" draw:layer="layout" svg:width="2.8cm" svg:height="0.963cm" svg:x="11.7cm" svg:y="10.019cm">
          <draw:text-box>
            <text:p>ANIM<text:span text:style-name="T1">É</text:span></text:p>
          </draw:text-box>
        </draw:frame>
        <draw:frame draw:style-name="gr3" draw:layer="layout" svg:width="3.3cm" svg:height="0.963cm" svg:x="15.1cm" svg:y="10.019cm">
          <draw:text-box>
            <text:p>INANIM<text:span text:style-name="T1">É</text:span></text:p>
          </draw:text-box>
        </draw:frame>
        <draw:frame draw:style-name="gr4" draw:layer="layout" svg:width="3cm" svg:height="1.2cm" svg:x="13.35cm" svg:y="5.7cm">
          <draw:text-box>
            <text:p>VIVANT</text:p>
          </draw:text-box>
        </draw:frame>
        <draw:frame draw:style-name="gr5" draw:layer="layout" svg:width="2.658cm" svg:height="1cm" svg:x="13.521cm" svg:y="14.2cm">
          <draw:text-box>
            <text:p>MORT</text:p>
          </draw:text-box>
        </draw:frame>
        <draw:frame draw:style-name="gr6" draw:text-style-name="P3" draw:layer="layout" svg:width="6.6cm" svg:height="2.627cm" svg:x="1.4cm" svg:y="1.6cm">
          <draw:text-box>
            <text:p text:style-name="P2"><text:span text:style-name="T2">Règne animal</text:span></text:p>
            <text:list text:style-name="L1">
              <text:list-item>
                <text:p text:style-name="P2"><text:span text:style-name="T3">Le Sol</text:span></text:p>
              </text:list-item>
              <text:list-item>
                <text:p text:style-name="P2"><text:span text:style-name="T3">Les Humanoïdes</text:span></text:p>
              </text:list-item>
            </text:list>
          </draw:text-box>
        </draw:frame>
        <draw:frame draw:style-name="gr7" draw:text-style-name="P3" draw:layer="layout" svg:width="6.2cm" svg:height="2.2cm" svg:x="19cm" svg:y="1.6cm">
          <draw:text-box>
            <text:p text:style-name="P2"><text:span text:style-name="T2">Règne végétal :</text:span></text:p>
            <text:list text:style-name="L1">
              <text:list-item>
                <text:p text:style-name="P2"><text:span text:style-name="T3">Les arbres</text:span></text:p>
              </text:list-item>
            </text:list>
          </draw:text-box>
        </draw:frame>
        <draw:frame draw:style-name="gr7" draw:text-style-name="P3" draw:layer="layout" svg:width="6.2cm" svg:height="2.2cm" svg:x="1.4cm" svg:y="14cm">
          <draw:text-box>
            <text:p text:style-name="P2"><text:span text:style-name="T2">Liquide :</text:span></text:p>
            <text:list text:style-name="L1">
              <text:list-item>
                <text:p text:style-name="P2"><text:span text:style-name="T2">L'eau</text:span></text:p>
              </text:list-item>
            </text:list>
          </draw:text-box>
        </draw:frame>
        <draw:frame draw:style-name="gr8" draw:text-style-name="P3" draw:layer="layout" svg:width="6.2cm" svg:height="2.627cm" svg:x="20cm" svg:y="14.2cm">
          <draw:text-box>
            <text:p text:style-name="P2"><text:span text:style-name="T2">Inerte :</text:span></text:p>
            <text:list text:style-name="L1">
              <text:list-item>
                <text:p text:style-name="P2"><text:span text:style-name="T2">Le cailloux</text:span></text:p>
              </text:list-item>
              <text:list-item>
                <text:p text:style-name="P2"><text:span text:style-name="T2">Le métal</text:span></text:p>
              </text:list-item>
            </text:list>
          </draw:text-box>
        </draw:frame>
        <draw:custom-shape draw:style-name="gr9" draw:text-style-name="P5" draw:layer="layout" svg:width="8.629cm" svg:height="2.715cm" draw:transform="rotate (-0.0223402144267093) translate (10.773cm 4.1cm)">
          <text:p text:style-name="P4"><text:span text:style-name="T4">loi verticale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68.892036067347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9" draw:text-style-name="P5" draw:layer="layout" svg:width="6.177cm" svg:height="1.236cm" draw:transform="rotate (1.59837252897611) translate (8.354cm 13.647cm)">
          <text:p text:style-name="P4"><text:span text:style-name="T4">se meut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178.225890243941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9" draw:text-style-name="P5" draw:layer="layout" svg:width="7.555cm" svg:height="2.037cm" draw:transform="rotate (3.13024801345124) translate (18.377cm 16.937cm)">
          <text:p text:style-name="P4"><text:span text:style-name="T4">loi du tore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68.892036067347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9" draw:text-style-name="P5" draw:layer="layout" svg:width="3.5cm" svg:height="0.599cm" draw:transform="rotate (-1.57044726094539) translate (21.599cm 9.1cm)">
          <text:p text:style-name="P4"><text:span text:style-name="T4">flotte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72.573334417751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 draw:tile-repeat-offset="0% vertic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Silène Godard-Cadillac</meta:initial-creator>
    <meta:creation-date>2018-07-30T09:57:21.63</meta:creation-date>
    <dc:date>2018-07-31T14:20:30.20</dc:date>
    <dc:creator>Silène Godard-Cadillac</dc:creator>
    <meta:editing-duration>PT6H17M10S</meta:editing-duration>
    <meta:editing-cycles>3</meta:editing-cycles>
    <meta:generator>OpenOffice/4.1.5$Win32 OpenOffice.org_project/415m1$Build-9789</meta:generator>
    <meta:document-statistic meta:object-count="19"/>
  </office:meta>
</office:document-meta>
</file>